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top="0cm" fo:margin-bottom="0.21cm" style:page-number="auto"/>
    </style:style>
    <style:style style:name="P2" style:family="paragraph" style:parent-style-name="Text_20_body" style:master-page-name="">
      <style:paragraph-properties style:page-number="auto"/>
      <style:text-properties fo:font-weight="normal"/>
    </style:style>
    <style:style style:name="P3" style:family="paragraph" style:parent-style-name="Text_20_body" style:master-page-name="">
      <style:paragraph-properties style:page-number="auto" fo:background-color="transparent" style:shadow="none">
        <style:background-image/>
      </style:paragraph-properties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%=<text:span text:style-name="T1">remLineWhenBlank(texte_paragraphe_libre, -1)=%</text:span></text:p>
      <text:p text:style-name="P2">%=remLineWhenBlank(texte_paragraphe_adi, -1)=%</text:p>
      <text:p text:style-name="P2">%=remLineWhenBlank(texte_paragraphe_1, -1)=%</text:p>
      <text:p text:style-name="P1">%=<text:span text:style-name="T1">remLineWhenBlank(texte_paragraphe_2, -1)</text:span>=%</text:p>
      <text:p text:style-name="P3">%=remLineWhenBlank(texte_paragraphe_3, -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eDecision" style:family="paragraph" style:parent-style-name="Text_20_body" style:class="text" style:master-page-name="">
      <style:paragraph-properties fo:text-align="justify" style:justify-single-word="false" style:page-number="auto" fo:background-color="transparent">
        <style:background-image/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5-12T09:52:55</meta:creation-date>
    <dc:date>2013-10-18T09:56:29.03</dc:date>
    <meta:editing-cycles>41</meta:editing-cycles>
    <meta:editing-duration>PT46M7S</meta:editing-duration>
    <meta:document-statistic meta:table-count="0" meta:image-count="0" meta:object-count="0" meta:page-count="1" meta:paragraph-count="5" meta:word-count="10" meta:character-count="226"/>
    <meta:user-defined meta:name="Info 1"/>
    <meta:user-defined meta:name="Info 2"/>
    <meta:user-defined meta:name="Info 3"/>
    <meta:user-defined meta:name="Info 4"/>
  </office:meta>
</office:document-meta>
</file>